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e6d1"/>
    </style:style>
    <style:style style:name="P2" style:family="paragraph" style:parent-style-name="Standard">
      <style:text-properties officeooo:rsid="001b1a91" officeooo:paragraph-rsid="001b1a91"/>
    </style:style>
    <style:style style:name="T1" style:family="text">
      <style:text-properties officeooo:rsid="001b3b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eadsheet manipulation and printing</text:p>
      <text:p text:style-name="P1"/>
      <text:p text:style-name="P2">Abstract: For the majority of our compliance workflows we are going to be required to populate spreadsheets and create a pdf from the manipulated spreadsheet. Many of these spreadsheets will require running on Windows because of dependencies on Windows specific libraries for interfacing with the spreadsheets. </text:p>
      <text:p text:style-name="P2"/>
      <text:p text:style-name="P2">Current State: The current state of our spreadsheet tools are <text:span text:style-name="T1">a C# library that interfaces with Spreadsheet Gear and with novaPDF SDK. This library takes a list of sheet, cell, and value tuples to execute a list of changes for the respective spreadsheet. This API is now thread safe by locking around the print calls to the novaPDF SDK. The Spreadsheet Gear calls are thread safe directly.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8T11:42:40.397912000</meta:creation-date>
    <dc:date>2014-05-18T12:43:03.154547000</dc:date>
    <meta:editing-duration>PT58M34S</meta:editing-duration>
    <meta:editing-cycles>2</meta:editing-cycles>
    <meta:generator>LibreOffice/4.2.0.4$MacOSX_X86_64 LibreOffice_project/05dceb5d363845f2cf968344d7adab8dcfb2ba71</meta:generator>
    <meta:document-statistic meta:table-count="0" meta:image-count="0" meta:object-count="0" meta:page-count="1" meta:paragraph-count="3" meta:word-count="117" meta:character-count="739" meta:non-whitespace-character-count="622"/>
  </office:meta>
</office:document-meta>
</file>